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4cm" svg:height="1cm" svg:x="1.4cm" svg:y="1.649cm">
          <text:p text:style-name="P1">A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4cm" svg:height="1cm" svg:x="5.45cm" svg:y="1.649cm">
          <text:p text:style-name="P1">Wa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4cm" svg:height="1cm" svg:x="13.627cm" svg:y="1.649cm">
          <text:p text:style-name="P1">F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4cm" svg:height="1cm" svg:x="9.552cm" svg:y="1.649cm">
          <text:p text:style-name="P1">Eart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4cm" svg:height="1cm" svg:x="17.7cm" svg:y="1.649cm">
          <text:p text:style-name="P1">Ae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9cm" svg:height="0.9cm" svg:x="5.2cm" svg:y="4cm">
          <text:p text:style-name="P1">Zemlij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65cm" svg:y1="2.649cm" svg:x2="6.65cm" svg:y2="4cm" draw:start-shape="id1" draw:start-glue-point="8" draw:end-shape="id2" draw:end-glue-point="0" svg:d="M6650 2649v1351" svg:viewBox="0 0 1 1352">
          <text:p/>
        </draw:connector>
        <draw:connector draw:style-name="gr3" draw:text-style-name="P1" draw:layer="layout" svg:x1="9.552cm" svg:y1="2.149cm" svg:x2="8.1cm" svg:y2="4.45cm" draw:start-shape="id3" draw:start-glue-point="6" draw:end-shape="id2" draw:end-glue-point="1" svg:d="M9552 2149h-726v2301h-726" svg:viewBox="0 0 1453 2302">
          <text:p/>
        </draw:connector>
        <draw:connector draw:style-name="gr3" draw:text-style-name="P1" draw:layer="layout" svg:x1="3.8cm" svg:y1="2.149cm" svg:x2="5.2cm" svg:y2="4.45cm" draw:start-shape="id4" draw:start-glue-point="10" draw:end-shape="id2" draw:end-glue-point="3" svg:d="M3800 2149h701v2301h699" svg:viewBox="0 0 1401 2302">
          <text:p/>
        </draw:connector>
        <draw:custom-shape draw:style-name="gr2" draw:text-style-name="P1" xml:id="id6" draw:id="id6" draw:layer="layout" svg:width="2.9cm" svg:height="0.9cm" svg:x="13.5cm" svg:y="5.1cm">
          <text:p text:style-name="P1">Zu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827cm" svg:y1="2.649cm" svg:x2="14.95cm" svg:y2="5.1cm" draw:start-shape="id5" draw:start-glue-point="8" draw:end-shape="id6" draw:end-glue-point="0" svg:d="M14827 2649v1226h123v1225" svg:viewBox="0 0 124 2452">
          <text:p/>
        </draw:connector>
        <draw:custom-shape draw:style-name="gr2" draw:text-style-name="P1" xml:id="id7" draw:id="id7" draw:layer="layout" svg:width="2.9cm" svg:height="0.9cm" svg:x="8.1cm" svg:y="7cm">
          <text:p text:style-name="P1">Lif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449cm" svg:y1="2.503cm" svg:x2="8.1cm" svg:y2="7.45cm" draw:start-shape="id4" draw:start-glue-point="9" draw:end-shape="id7" draw:end-glue-point="3" svg:d="M3449 2503v4947h4651" svg:viewBox="0 0 4652 4948">
          <text:p/>
        </draw:connector>
        <draw:connector draw:style-name="gr3" draw:text-style-name="P1" draw:layer="layout" svg:x1="13.627cm" svg:y1="2.149cm" svg:x2="11cm" svg:y2="7.45cm" draw:start-shape="id5" draw:start-glue-point="6" draw:end-shape="id7" svg:d="M13627 2149h-1313v5301h-1314" svg:viewBox="0 0 2628 5302">
          <text:p/>
        </draw:connector>
        <draw:custom-shape draw:style-name="gr2" draw:text-style-name="P1" xml:id="id8" draw:id="id8" draw:layer="layout" svg:width="2.9cm" svg:height="0.9cm" svg:x="12.1cm" svg:y="8.1cm">
          <text:p text:style-name="P1">Pla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9.55cm" svg:y1="7.9cm" svg:x2="13.55cm" svg:y2="8.1cm" draw:start-shape="id7" draw:start-glue-point="2" draw:end-shape="id8" draw:end-glue-point="0" svg:d="M9550 7900v501h2000v-802h2000v501" svg:viewBox="0 0 4001 803">
          <text:p/>
        </draw:connector>
        <draw:connector draw:style-name="gr3" draw:text-style-name="P1" draw:layer="layout" svg:x1="14.95cm" svg:y1="6cm" svg:x2="13.55cm" svg:y2="8.1cm" draw:start-shape="id6" draw:start-glue-point="2" draw:end-shape="id8" draw:end-glue-point="0" svg:d="M14950 6000v1050h-1400v1050" svg:viewBox="0 0 1401 2101">
          <text:p/>
        </draw:connector>
        <draw:connector draw:style-name="gr3" draw:text-style-name="P1" draw:layer="layout" draw:line-skew="-1cm" svg:x1="6.65cm" svg:y1="4.9cm" svg:x2="13.55cm" svg:y2="8.1cm" draw:start-shape="id2" draw:start-glue-point="2" draw:end-shape="id8" svg:d="M6650 4900v600h6900v2600" svg:viewBox="0 0 6901 3201">
          <text:p/>
        </draw:connector>
        <draw:custom-shape draw:style-name="gr2" draw:text-style-name="P1" xml:id="id9" draw:id="id9" draw:layer="layout" svg:width="2.9cm" svg:height="0.9cm" svg:x="7.6cm" svg:y="9.6cm">
          <text:p text:style-name="P1">Anima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10" draw:id="id10" draw:layer="layout" svg:x1="9.55cm" svg:y1="7.9cm" svg:x2="9.05cm" svg:y2="9.6cm" draw:start-shape="id7" draw:start-glue-point="2" draw:end-shape="id9" draw:end-glue-point="0" svg:d="M9550 7900v850h-500v850" svg:viewBox="0 0 501 1701">
          <text:p/>
        </draw:connector>
        <draw:connector draw:style-name="gr3" draw:text-style-name="P1" draw:layer="layout" svg:x1="12.1cm" svg:y1="8.55cm" svg:x2="9.3cm" svg:y2="8.75cm" draw:start-shape="id8" draw:start-glue-point="3" draw:end-shape="id10" draw:end-glue-point="0" svg:d="M12100 8550h-1275v200h-1525" svg:viewBox="0 0 2801 201">
          <text:p/>
        </draw:connector>
        <draw:custom-shape draw:style-name="gr2" draw:text-style-name="P1" xml:id="id11" draw:id="id11" draw:layer="layout" svg:width="2.9cm" svg:height="0.9cm" svg:x="15cm" svg:y="10.8cm">
          <text:p text:style-name="P1">Elv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cm" svg:y1="8.55cm" svg:x2="16.45cm" svg:y2="10.8cm" draw:start-shape="id8" draw:start-glue-point="1" draw:end-shape="id11" draw:end-glue-point="0" svg:d="M15000 8550h1450v2250" svg:viewBox="0 0 1451 2251">
          <text:p/>
        </draw:connector>
        <draw:custom-shape draw:style-name="gr2" draw:text-style-name="P1" xml:id="id13" draw:id="id13" draw:layer="layout" svg:width="2.9cm" svg:height="0.9cm" svg:x="17.3cm" svg:y="8.9cm">
          <text:p text:style-name="P1">Sentien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8.9cm" svg:y1="2.649cm" svg:x2="18.75cm" svg:y2="8.9cm" draw:start-shape="id12" draw:start-glue-point="8" draw:end-shape="id13" draw:end-glue-point="0" svg:d="M18900 2649v3126h-150v3125" svg:viewBox="0 0 151 6252">
          <text:p/>
        </draw:connector>
        <draw:connector draw:style-name="gr3" draw:text-style-name="P1" draw:layer="layout" svg:x1="17.3cm" svg:y1="9.35cm" svg:x2="16.45cm" svg:y2="10.8cm" draw:start-shape="id13" draw:start-glue-point="3" draw:end-shape="id11" draw:end-glue-point="0" svg:d="M17300 9350h-850v1450" svg:viewBox="0 0 851 1451">
          <text:p/>
        </draw:connector>
        <draw:custom-shape draw:style-name="gr2" draw:text-style-name="P1" xml:id="id14" draw:id="id14" draw:layer="layout" svg:width="2.9cm" svg:height="0.9cm" svg:x="11.6cm" svg:y="10.7cm">
          <text:p text:style-name="P1">Fau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5cm" svg:y1="10.05cm" svg:x2="11.6cm" svg:y2="11.15cm" draw:start-shape="id9" draw:start-glue-point="1" draw:end-shape="id14" svg:d="M10500 10050h550v1100h550" svg:viewBox="0 0 1101 1101">
          <text:p/>
        </draw:connector>
        <draw:connector draw:style-name="gr3" draw:text-style-name="P1" draw:layer="layout" svg:x1="18.75cm" svg:y1="9.8cm" svg:x2="14.5cm" svg:y2="11.15cm" draw:start-shape="id13" draw:start-glue-point="2" draw:end-shape="id14" draw:end-glue-point="1" svg:d="M18750 9800v1350h-4250" svg:viewBox="0 0 4251 1351">
          <text:p/>
        </draw:connector>
        <draw:custom-shape draw:style-name="gr2" draw:text-style-name="P1" xml:id="id15" draw:id="id15" draw:layer="layout" svg:width="2.9cm" svg:height="0.9cm" svg:x="3.8cm" svg:y="11cm">
          <text:p text:style-name="P1">Trol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875cm" svg:x1="9.903cm" svg:y1="2.503cm" svg:x2="5.25cm" svg:y2="11cm" draw:start-shape="id3" draw:start-glue-point="7" draw:end-shape="id15" draw:end-glue-point="0" svg:d="M9903 2503v3447h-4653v5050" svg:viewBox="0 0 4654 8498">
          <text:p/>
        </draw:connector>
        <draw:connector draw:style-name="gr3" draw:text-style-name="P1" draw:layer="layout" draw:line-skew="-0.2cm" svg:x1="8.1cm" svg:y1="7.45cm" svg:x2="6.7cm" svg:y2="11.45cm" draw:start-shape="id7" draw:start-glue-point="3" draw:end-shape="id15" svg:d="M8100 7450h-900v4000h-500" svg:viewBox="0 0 1401 4001">
          <text:p/>
        </draw:connector>
        <draw:connector draw:style-name="gr3" draw:text-style-name="P1" draw:layer="layout" svg:x1="18.75cm" svg:y1="9.8cm" svg:x2="5.25cm" svg:y2="11cm" draw:start-shape="id13" draw:start-glue-point="2" draw:end-shape="id15" draw:end-glue-point="0" svg:d="M18750 9800v600h-13500v600" svg:viewBox="0 0 1350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7:32:40.286018978</meta:creation-date>
    <dc:date>2018-02-01T18:02:04.088094667</dc:date>
    <meta:editing-duration>PT23H53M</meta:editing-duration>
    <meta:editing-cycles>4</meta:editing-cycles>
    <meta:generator>LibreOffice/5.4.2.2$Linux_X86_64 LibreOffice_project/40m0$Build-2</meta:generator>
    <meta:document-statistic meta:object-count="33"/>
  </office:meta>
</office:document-meta>
</file>